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automatic-styles>
    <style:style style:name="P1" style:family="paragraph" style:parent-style-name="Title" style:master-page-name="Standard">
      <style:paragraph-properties fo:margin-top="0.1665in" fo:margin-bottom="0.0835in" style:writing-mode="lr-tb"/>
    </style:style>
    <style:style style:name="P2" style:family="paragraph" style:parent-style-name="Title">
      <style:paragraph-properties fo:margin-top="0.0835in" fo:margin-bottom="0.25in" style:writing-mode="lr-tb"/>
      <style:text-properties fo:font-style="italic" fo:font-weight="normal" style:font-style-asian="italic" style:font-weight-asian="normal" style:font-style-complex="italic" style:font-weight-complex="normal"/>
    </style:style>
    <style:style style:name="P3" style:family="paragraph" style:parent-style-name="Subtitle">
      <style:paragraph-properties style:writing-mode="lr-tb"/>
    </style:style>
    <style:style style:name="P4" style:family="paragraph" style:parent-style-name="Subtitle">
      <style:paragraph-properties fo:margin-top="0in" fo:margin-bottom="0.8335in" style:writing-mode="lr-tb"/>
    </style:style>
    <style:style style:name="P5" style:family="paragraph" style:parent-style-name="Paragraph">
      <style:paragraph-properties style:writing-mode="lr-tb"/>
    </style:style>
    <style:style style:name="P6" style:family="paragraph" style:parent-style-name="heading_20_1" style:list-style-name="RTF_5f_Num_20_4">
      <style:paragraph-properties fo:margin-left="0in" fo:margin-right="0in" fo:text-indent="0in" style:auto-text-indent="false" style:writing-mode="lr-tb">
        <style:tab-stops/>
      </style:paragraph-properties>
    </style:style>
    <style:style style:name="P7" style:family="paragraph" style:parent-style-name="heading_20_2" style:list-style-name="RTF_5f_Num_20_4">
      <style:paragraph-properties fo:margin-left="0in" fo:margin-right="0in" fo:text-indent="0in" style:auto-text-indent="false" style:writing-mode="lr-tb">
        <style:tab-stops/>
      </style:paragraph-properties>
    </style:style>
    <style:style style:name="P8"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9" style:family="paragraph" style:parent-style-name="ParaContd">
      <style:paragraph-properties style:writing-mode="lr-tb"/>
    </style:style>
    <style:style style:name="P10" style:family="paragraph" style:parent-style-name="FunctionHdr">
      <style:paragraph-properties style:writing-mode="lr-tb"/>
    </style:style>
    <style:style style:name="P11" style:family="paragraph" style:parent-style-name="ParaIndent">
      <style:paragraph-properties style:writing-mode="lr-tb"/>
    </style:style>
    <style:style style:name="P12" style:family="paragraph" style:parent-style-name="heading_20_3" style:list-style-name="RTF_5f_Num_20_4">
      <style:paragraph-properties fo:margin-left="0in" fo:margin-right="0in" fo:text-indent="0in" style:auto-text-indent="false" style:writing-mode="lr-tb">
        <style:tab-stops/>
      </style:paragraph-properties>
    </style:style>
    <style:style style:name="P13" style:family="paragraph" style:parent-style-name="heading_20_4" style:list-style-name="RTF_5f_Num_20_4">
      <style:paragraph-properties fo:margin-left="0in" fo:margin-right="0in" fo:text-indent="0in" style:auto-text-indent="false" style:writing-mode="lr-tb">
        <style:tab-stops/>
      </style:paragraph-properties>
    </style:style>
    <style:style style:name="P14"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15" style:family="paragraph" style:parent-style-name="List_20_Bullet" style:list-style-name="RTF_5f_Num_20_5">
      <style:paragraph-properties fo:margin-left="0.5in" fo:margin-right="0in" fo:text-indent="0in" style:auto-text-indent="false" style:writing-mode="lr-tb">
        <style:tab-stops/>
      </style:paragraph-properties>
    </style:style>
    <style:style style:name="P16" style:family="paragraph" style:parent-style-name="heading_20_1" style:list-style-name="RTF_5f_Num_20_4">
      <style:paragraph-properties fo:margin-left="0in" fo:margin-right="0in" fo:margin-top="0.4165in" fo:margin-bottom="0.0835in" fo:text-indent="0in" style:auto-text-indent="false" style:writing-mode="lr-tb">
        <style:tab-stops/>
      </style:paragraph-properties>
      <style:text-properties fo:font-size="12pt" style:font-size-asian="12pt" style:font-size-complex="12pt"/>
    </style:style>
    <style:style style:name="P17" style:family="paragraph" style:parent-style-name="Standard">
      <style:paragraph-properties fo:margin-left="1in" fo:margin-right="0in" fo:text-indent="-1in" style:auto-text-indent="false" style:writing-mode="lr-tb">
        <style:tab-stops/>
      </style:paragraph-properties>
    </style:style>
    <style:style style:name="P18" style:family="paragraph" style:parent-style-name="ParaContd">
      <style:paragraph-properties fo:margin-top="0in" fo:margin-bottom="0in" style:writing-mode="lr-tb"/>
    </style:style>
    <style:style style:name="T1" style:family="text">
      <style:text-properties style:font-name="Courier New" fo:font-size="10pt" style:font-name-asian="Courier New" style:font-size-asian="10pt" style:font-name-complex="Courier New" style:font-size-complex="10pt"/>
    </style:style>
    <style:style style:name="T2" style:family="text">
      <style:text-properties style:font-name="Wingdings" fo:font-size="11pt"/>
    </style:style>
    <style:style style:name="T3" style:family="text">
      <style:text-properties fo:color="#0000ff"/>
    </style:style>
    <style:style style:name="T4" style:family="text">
      <style:text-properties style:font-name="Courier New" fo:font-size="10pt" style:font-size-asian="10pt" style:font-size-complex="10pt"/>
    </style:style>
    <style:style style:name="T5" style:family="text">
      <style:text-properties style:use-window-font-color="true"/>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haron Correll" text:name="AUTHOR"/>
        <text:user-field-decl office:value-type="string" office:string-value="Graphite API Version 2" text:name="TITLE"/>
        <text:user-field-decl office:value-type="string" office:string-value="Font and GraphiteProcess" text:name="SUBJECT"/>
        <text:user-field-decl office:value-type="string" office:string-value="V2 Engine Interface.rtf" text:name="FILENAME"/>
      </text:user-field-decls>
      <text:h text:style-name="P1" text:outline-level="1" text:is-list-header="true"><text:user-field-get text:name="TITLE">Graphite API Version 2</text:user-field-get></text:h>
      <text:h text:style-name="P2" text:outline-level="1" text:is-list-header="true"><text:user-field-get text:name="SUBJECT">Font and GraphiteProcess</text:user-field-get></text:h>
      <text:h text:style-name="P3" text:outline-level="2" text:is-list-header="true"><text:user-field-get text:name="AUTHOR">Sharon Correll</text:user-field-get></text:h>
      <text:h text:style-name="P3" text:outline-level="2" text:is-list-header="true">Version 1.2</text:h>
      <text:h text:style-name="P4" text:outline-level="2" text:is-list-header="true">Copyright © 2005-2007 by SIL International</text:h>
      <text:p text:style-name="P5">This paper describes the aspects of the Graphite API for version 2 of the Graphite open-source package, specifically those parts that relate to initializing and running the Graphite engine.</text:p>
      <text:list text:style-name="RTF_5f_Num_20_4">
        <text:list-item>
          <text:p text:style-name="P6">Overview</text:p>
        </text:list-item>
      </text:list>
      <text:p text:style-name="P5">The classes described in this paper are those that represent the engine that is used to create glyphs laid out for rendering. Primarily, a Font object corresponds to a font (generally a single file indicating font face and bold and italic flags) plus the font size. This Font object is passed to the Segment constructor routines, which use the tables from the corresponding font file to perform smart rendering.</text:p>
      <text:p text:style-name="P5">The GraphiteProcess interface represents the Graphite engine in mid-process, and is used to accomplish justification. An object implementing this interface is passed to a Justifier at an appropriate point in the glyph-layout process, and the Justifier interacts with it with regard to the attributes of glyphs that are relevant to justification.</text:p>
      <text:list text:style-name="RTF_5f_Num_20_4" text:continue-numbering="true">
        <text:list-item>
          <text:list text:continue-numbering="true">
            <text:list-item>
              <text:p text:style-name="P7">Changes from version 1 interface</text:p>
            </text:list-item>
          </text:list>
        </text:list-item>
      </text:list>
      <text:p text:style-name="P5">The new interface replaces the GrEngine class with gr::Font. This reflects the fact that from the outside perspective, the Graphite engine functions simply as a font, although an admittedly smart and complex one. In other words, it functions more as a “slave” object than a “master.”</text:p>
      <text:p text:style-name="P5">The new Font class incorporates much of the previous GrEngine class plus the font-related aspects of GrGraphics, but minus the state-specific data that is used while running an engine. (The state-specific information will be incorporated into a separate private class that is used by the Segment creation methods and also interacts with Font.) At creation time, the Font reads the relevant tables from the TT font and initializs its data structures accordingly. Unlike the current GrEngine class, once a Font object has been initialized it is not possible to change the font to which it refers.</text:p>
      <text:p text:style-name="P5">GrGraphics is no longer used to do character layout. Instead the engine caches its own private version of the device-context set up for the font and size required, which is used to provide the mapping from the glyph design units to hinted points (as happens currently in<text:span text:style-name="T1"> XYFromGlyphPoint </text:span>and<text:span text:style-name="T1"> GetGlyphMetrics</text:span>). The font em-square can be calculated from the size of the font’s design units, the point size, and the DPI. In short:</text:p>
      <text:list text:style-name="RTF_5f_Num_20_5">
        <text:list-item>
          <text:p text:style-name="P8">pixels-per-em = dpi * point-size / 72</text:p>
        </text:list-item>
        <text:list-item>
          <text:p text:style-name="P8">pixel-coord = design-coord * pixels-per-em / font-em-square</text:p>
        </text:list-item>
      </text:list>
      <text:p text:style-name="P9">The following methods will be moved from GrGraphics to Font:</text:p>
      <text:list text:style-name="RTF_5f_Num_20_5">
        <text:list-item text:start-value="1">
          <text:p text:style-name="P8">XYFromGlyphPoint <text:span text:style-name="T2">à</text:span> getGlyphPoint</text:p>
        </text:list-item>
        <text:list-item>
          <text:p text:style-name="P8">GetGlyphMetrics <text:span text:style-name="T2">à</text:span> getGlyphMetrics</text:p>
        </text:list-item>
        <text:list-item>
          <text:p text:style-name="P8">GetFontEmSquare <text:span text:style-name="T2">à</text:span> getFontMetrics</text:p>
        </text:list-item>
      </text:list>
      <text:list text:style-name="RTF_5f_Num_20_4" text:continue-numbering="true">
        <text:list-item>
          <text:list text:continue-numbering="true">
            <text:list-item>
              <text:p text:style-name="P7">Thread-safety issues</text:p>
            </text:list-item>
          </text:list>
        </text:list-item>
      </text:list>
      <text:p text:style-name="P5">The Graphite engine caches versions of the Font objects as it loads their tables into memory, and creating and destroying Font objects adjusts reference counts into this cache. These behaviors violate thread safety. To properly support multi-threading, the API may need methods added that allow the client to put locks on the internal cache.</text:p>
      <text:list text:style-name="RTF_5f_Num_20_4" text:continue-numbering="true">
        <text:list-item>
          <text:p text:style-name="P6">Interfaces and classes</text:p>
        </text:list-item>
      </text:list>
      <text:p text:style-name="P5">Font is an abstract class providing default implementations of the main methods. We anticipate at least the following subclasses: </text:p>
      <text:list text:style-name="RTF_5f_Num_20_5">
        <text:list-item text:start-value="1">
          <text:p text:style-name="P8">StreamFont—initialized from an input stream containing the font’s table information.</text:p>
        </text:list-item>
        <text:list-item>
          <text:p text:style-name="P8">FileFont—subclass of StreamFont, where the stream is the contents of a file.</text:p>
        </text:list-item>
        <text:list-item>
          <text:p text:style-name="P8">WinFont—initialized from a Windows device context handle.</text:p>
        </text:list-item>
      </text:list>
      <text:p text:style-name="P5">In addition to the Font class, the client also may interact with an object that represents the Graphite engine in mid-process. When justification is requested, this object is passed to the GrJustifier call-back object, allowing it to then query the process for the values of attributes. The GraphiteProcess interface represents this object. This interface is only implemented by the Graphite system; it is not an interface that the client will need to implement.</text:p>
      <text:list text:style-name="RTF_5f_Num_20_4" text:continue-numbering="true">
        <text:list-item>
          <text:p text:style-name="P6">Font Methods</text:p>
          <text:list>
            <text:list-item>
              <text:p text:style-name="P7">Methods used internally by the Graphite system</text:p>
            </text:list-item>
          </text:list>
        </text:list-item>
      </text:list>
      <text:p text:style-name="P10">const void *<text:span text:style-name="T3"> getTable</text:span>(fontTableId32 tableID, size_t * pLengthInBytes)</text:p>
      <text:p text:style-name="P11">Returns a pointer to the start of a table in the font. The<text:span text:style-name="T1"> fontTableId32 </text:span>type is a 32-bit unsigned integer.</text:p>
      <text:p text:style-name="P11">If the Font class cannot easily determine the length of the table, it may set 0 as the length (while returning a non-NULL pointer to the table). This means that certain kinds of error checking cannot be done by the Graphite engine.</text:p>
      <text:p text:style-name="P11">The method throws an exception if there is some other error in reading the table, or if the table asked for is not one of the expected ones: <text:span text:style-name="T1">cmap</text:span>, <text:span text:style-name="T1">head</text:span>, <text:span text:style-name="T1">name</text:span>, <text:span text:style-name="T1">Sile</text:span>, <text:span text:style-name="T1">Silf</text:span>, <text:span text:style-name="T1">Feat</text:span>, <text:span text:style-name="T1">Gloc</text:span>, or <text:span text:style-name="T1">Glat</text:span>.</text:p>
      <text:p text:style-name="P11">Note that the <text:span text:style-name="T1">tableID</text:span> argument uses the byte order native to the operating system; even though it corresponds to a TrueType table name, it does not necessarily use big-endian order as specified for TrueType tables.</text:p>
      <text:p text:style-name="P11">This method must be implemented by Font subclasses. For instance, WinFont overrides to initialize using the device context.</text:p>
      <text:p text:style-name="P10">unsigned int <text:span text:style-name="T3">getDPIx</text:span>()</text:p>
      <text:p text:style-name="P11">Returns the DPI for the x-axis.</text:p>
      <text:p text:style-name="P10">unsigned int <text:span text:style-name="T3">getDPIy</text:span>()</text:p>
      <text:p text:style-name="P11">Returns the DPI for the y-axis.</text:p>
      <text:p text:style-name="P10">void<text:span text:style-name="T3"> getFontMetrics</text:span>(float * pAscent, float * pDescent, float * pEmSquare)</text:p>
      <text:p text:style-name="P11">Returns the basic metrics of the font. (It corresponds to the previous <text:span text:style-name="T1">GrGraphics::get_FontAscent, get_FontDescent and GetFontEmSquare </text:span>methods.)</text:p>
      <text:p text:style-name="P10">void <text:span text:style-name="T3">getGlyphPoint</text:span>(glyphid glyphID, unsigned int pointNum, Point &amp; xyReturn)</text:p>
      <text:p text:style-name="P11">Converts the point number of a glyph’s on-curve point to a pair of x/y coordinates in pixels. The default implementation will read the curve information directly from the font and perform a simple transformation to pixels. Some subclasses (e.g., WinFont) will use a system-level API call to return hinted metrics.</text:p>
      <text:p text:style-name="P11">Note that the coordinates returned are floating point values, using a special floating-point point class.</text:p>
      <text:p text:style-name="P10">void<text:span text:style-name="T3"> getGlyphMetrics</text:span>(glyphid glyphID, Rect &amp; boundingBox, Point &amp; advances)</text:p>
      <text:p text:style-name="P11">Returns the metrics of a glyph in the font. It corresponds to the current<text:span text:style-name="T1"> GrGraphics::GetGlyphMetrics </text:span>method (except that the current method returns the height and width, and this version returns the bottom and right).</text:p>
      <text:p text:style-name="P11">WinFont will override the default implementation to provide hinted metrics.</text:p>
      <text:p text:style-name="P11">Note that the coordinates returned are floating point values, using special floating-point rectangle and point classes.</text:p>
      <text:p text:style-name="P10">Font *<text:span text:style-name="T3"> copyThis</text:span>()</text:p>
      <text:p text:style-name="P11">Returns a copy of the recipient. Specifically needed to store the Font in a segment.</text:p>
      <text:p text:style-name="P11">(Note: this method is not a copy constructor because it must be called internally by the Graphite system on an instance of the abstract superclass, and copy constructors cannot be virtual.)</text:p>
      <text:list text:style-name="RTF_5f_Num_20_4" text:continue-numbering="true">
        <text:list-item>
          <text:list text:continue-numbering="true">
            <text:list-item>
              <text:p text:style-name="P7">Client methods</text:p>
              <text:list>
                <text:list-item>
                  <text:h text:style-name="P12" text:outline-level="3">Constructors</text:h>
                </text:list-item>
              </text:list>
            </text:list-item>
          </text:list>
        </text:list-item>
      </text:list>
      <text:p text:style-name="P5">Constructors will be provided by the platform- and application-specific subclasses. The following are examples of subclasses that may be implemented:</text:p>
      <text:p text:style-name="P10"><text:span text:style-name="T3">StreamFont</text:span>(std::istream fontData, float pointSize, unsigned int DPIx, unsigned int DPIy = 0)</text:p>
      <text:p text:style-name="P11">This constructor initializes the font using a stream of data the represents the contents of a TTF file.</text:p>
      <text:p text:style-name="P11">If DPIy is not included (or zero), it will default to DPIx.</text:p>
      <text:p text:style-name="P10"><text:span text:style-name="T3">FileFont</text:span>(std::string ttfFileName, <text:s/>float pointSize, unsigned int DPIx, unsigned int DPIy = 0)</text:p>
      <text:p text:style-name="P11">This constructor creates and initializes a font object using the tables from the given font file.</text:p>
      <text:p text:style-name="P11">If DPIy is not included (or zero), it will default to DPIx.</text:p>
      <text:p text:style-name="P10"><text:span text:style-name="T3">WinFont</text:span>(HDC hdc)</text:p>
      <text:p text:style-name="P11">WinFont is initialized using the Windows device context, which is initialized with a logical font, and is used in the<text:span text:style-name="T1"> ::GetFontData </text:span>function to retrieve tables from that font.</text:p>
      <text:p text:style-name="P11">If it was desirable to save the client the trouble of initializing with a logical font, this class could define a method includes the font face name, point size, and bold and italic flags, and take responsbility for initializing the logical font.</text:p>
      <text:p text:style-name="P5"/>
      <text:p text:style-name="P5">Note that font classes that support fake bold and italic rendering will need a constructor with arguments specifying that information, since it differs from what is known by the font tables.</text:p>
      <text:list text:style-name="RTF_5f_Num_20_4" text:continue-numbering="true">
        <text:list-item>
          <text:list text:continue-numbering="true">
            <text:list-item>
              <text:list text:continue-numbering="true">
                <text:list-item>
                  <text:h text:style-name="P12" text:outline-level="3">Error handling</text:h>
                  <text:list>
                    <text:list-item>
                      <text:h text:style-name="P13" text:outline-level="4">Class method</text:h>
                    </text:list-item>
                  </text:list>
                </text:list-item>
              </text:list>
            </text:list-item>
          </text:list>
        </text:list-item>
      </text:list>
      <text:p text:style-name="P10">static bool <text:span text:style-name="T3">FontHasGraphiteTables</text:span>(…)</text:p>
      <text:p text:style-name="P11">Returns true if the given arguments specify a font that contains Graphite tables—specfically an “Silf” table.</text:p>
      <text:p text:style-name="P11">This method must be implemented with the appropriate arguments on the subclasses—genererally the ones that are included in the constructors. For instance, the WinFont class would specify the device context, the StreamFont class a stream, etc.</text:p>
      <text:list text:style-name="RTF_5f_Num_20_4" text:continue-numbering="true">
        <text:list-item>
          <text:list text:continue-numbering="true">
            <text:list-item>
              <text:list text:continue-numbering="true">
                <text:list-item>
                  <text:list text:continue-numbering="true">
                    <text:list-item>
                      <text:h text:style-name="P13" text:outline-level="4">FontException</text:h>
                    </text:list-item>
                  </text:list>
                </text:list-item>
              </text:list>
            </text:list-item>
          </text:list>
        </text:list-item>
      </text:list>
      <text:p text:style-name="P11">The FontException object is thrown by the routines that attempt to initialize a new Font object by reading tables from the font. It has the following fields:</text:p>
      <text:list text:style-name="RTF_5f_Num_20_3">
        <text:list-item>
          <text:p text:style-name="P14"><text:span text:style-name="T1">errorCode</text:span> – indicates the problem encountered in loading the tables; the value will be one of the values of the FontErrorCode enumeration.</text:p>
        </text:list-item>
        <text:list-item>
          <text:p text:style-name="P14"><text:span text:style-name="T1">version</text:span> – the version of the Graphite tables found in the font; will be –1 if not enough of the process was complete to determine. This information may be useful particularly in the case of the <text:span text:style-name="T1">kferrBadVersion </text:span>error.</text:p>
        </text:list-item>
        <text:list-item>
          <text:p text:style-name="P14"><text:span text:style-name="T1">subVersion</text:span> – the sub-version of the Graphite tables found in the font; will be –1 if not enough of process was completed to determine.</text:p>
        </text:list-item>
      </text:list>
      <text:list text:style-name="RTF_5f_Num_20_4" text:continue-numbering="true">
        <text:list-item>
          <text:list text:continue-numbering="true">
            <text:list-item>
              <text:list text:continue-numbering="true">
                <text:list-item>
                  <text:list text:continue-numbering="true">
                    <text:list-item>
                      <text:h text:style-name="P13" text:outline-level="4">FontErrorCode</text:h>
                    </text:list-item>
                  </text:list>
                </text:list-item>
              </text:list>
            </text:list-item>
          </text:list>
        </text:list-item>
      </text:list>
      <text:p text:style-name="P11">This enumeration consists of codes indicating why creation of a Graphite font failed. The FontException object thrown when the routine fails contains one of these values.</text:p>
      <text:list text:style-name="RTF_5f_Num_20_3">
        <text:list-item text:start-value="1">
          <text:p text:style-name="P14"><text:span text:style-name="T1">kferrOkay</text:span> – font was initialized successfully with Graphite tables.</text:p>
        </text:list-item>
        <text:list-item>
          <text:p text:style-name="P14"><text:span text:style-name="T1">kferrUninitialized</text:span> – font is in an invalid state; no attempt has been made to initialize it.</text:p>
        </text:list-item>
        <text:list-item>
          <text:p text:style-name="P14"><text:span text:style-name="T1">kferrUnknown</text:span> – unknown error.</text:p>
        </text:list-item>
        <text:list-item>
          <text:p text:style-name="P14"><text:span text:style-name="T1">kferrFindHeadTable</text:span> – could not locate TTF head table.</text:p>
        </text:list-item>
        <text:list-item>
          <text:p text:style-name="P14"><text:span text:style-name="T1">kferrReadDesignUnits</text:span> – could not read design units from the TTF file.</text:p>
        </text:list-item>
        <text:list-item>
          <text:p text:style-name="P14"><text:span text:style-name="T1">kferrFindCmapTable</text:span> – could not locate TTF cmap table.</text:p>
        </text:list-item>
        <text:list-item>
          <text:p text:style-name="P14"><text:span text:style-name="T1">kferrLoadCmapSubtable</text:span> – could not load one of the required cmap subtables from the TTF file.</text:p>
        </text:list-item>
        <text:list-item>
          <text:p text:style-name="P14"><text:span text:style-name="T1">kferrCheckCmapSubtable</text:span> – checks on cmap subtable failed.</text:p>
        </text:list-item>
        <text:list-item>
          <text:p text:style-name="P14"><text:span text:style-name="T1">kferrFindNameTable</text:span> – could not locate the TTF name table.</text:p>
        </text:list-item>
        <text:list-item>
          <text:p text:style-name="P14"><text:span text:style-name="T1">kferrLoadSilfTable</text:span> – could not load the Graphite Silf table.</text:p>
        </text:list-item>
        <text:list-item>
          <text:p text:style-name="P14"><text:span text:style-name="T1">kferrLoadFeatTable</text:span> – could not load the Graphite Feat table.</text:p>
        </text:list-item>
        <text:list-item>
          <text:p text:style-name="P14"><text:span text:style-name="T1">kferrLoadGlatTable</text:span> – could not load the Graphite Glat table.</text:p>
        </text:list-item>
        <text:list-item>
          <text:p text:style-name="P14"><text:span text:style-name="T1">kferrLoadGlocTable</text:span> – could not load the Graphite Gloc table.</text:p>
        </text:list-item>
        <text:list-item>
          <text:p text:style-name="P14"><text:span text:style-name="T1">kferrReadSilfTable</text:span> – error in parsing the Silf table.</text:p>
        </text:list-item>
        <text:list-item>
          <text:p text:style-name="P14"><text:span text:style-name="T1">kferrReadGlocGlatTable</text:span> – error in parsing the Gloc or Glat table.</text:p>
        </text:list-item>
        <text:list-item>
          <text:p text:style-name="P14"><text:span text:style-name="T1">kferrReadFeatTable</text:span> – error in parsing the Feat table.</text:p>
        </text:list-item>
        <text:list-item>
          <text:p text:style-name="P14"><text:span text:style-name="T1">kferrBadVersion</text:span> – version of Graphite tables is not supported by the engine.</text:p>
        </text:list-item>
      </text:list>
      <text:list text:style-name="RTF_5f_Num_20_4" text:continue-numbering="true">
        <text:list-item>
          <text:list text:continue-numbering="true">
            <text:list-item>
              <text:list text:continue-numbering="true">
                <text:list-item>
                  <text:h text:style-name="P12" text:outline-level="3">Data access methods</text:h>
                </text:list-item>
              </text:list>
            </text:list-item>
          </text:list>
        </text:list-item>
      </text:list>
      <text:p text:style-name="P10">float <text:span text:style-name="T3">ascent</text:span>()</text:p>
      <text:p text:style-name="P11">Returns the font ascent in pixels. Using floating point allows us to avoid rounding errors.</text:p>
      <text:p text:style-name="P10">float <text:span text:style-name="T3">descent</text:span>()</text:p>
      <text:p text:style-name="P11">Returns the font descent in pixels.</text:p>
      <text:p text:style-name="P10">bool <text:span text:style-name="T3">bold</text:span>()</text:p>
      <text:p text:style-name="P11">Returns true if the font is a bold styled one. </text:p>
      <text:p text:style-name="P10">bool <text:span text:style-name="T3">italic</text:span>()</text:p>
      <text:p text:style-name="P11">Returns true if the font is italic.</text:p>
      <text:p text:style-name="P10">float <text:span text:style-name="T3">height</text:span>()</text:p>
      <text:p text:style-name="P11">Returns the total height of the font. Equivalent to ascent() + descent().</text:p>
      <text:p text:style-name="P10">float <text:span text:style-name="T3">fakeItalicRatio</text:span>()</text:p>
      <text:p text:style-name="P11">If the font is performing fake italic rendering, returns the x:y ratio (that is, the inverse slope of the line), to use for the italic slant. For instance, a value of 0.25 would indicate an italic slant of about 11 degrees. A font that is not italic, or is true (not faked) italic, or does not support fake italic this method returns 0.</text:p>
      <text:list text:style-name="RTF_5f_Num_20_4" text:continue-numbering="true">
        <text:list-item>
          <text:list text:continue-numbering="true">
            <text:list-item>
              <text:list text:continue-numbering="true">
                <text:list-item>
                  <text:h text:style-name="P12" text:outline-level="3">Features</text:h>
                </text:list-item>
              </text:list>
            </text:list-item>
          </text:list>
        </text:list-item>
      </text:list>
      <text:p text:style-name="P10">pair&lt; FeatureIterator, FeatureIterator &gt;<text:span text:style-name="T3"> getFeatures</text:span>()</text:p>
      <text:p text:style-name="P11">Returns a pair of iterators over a sequence of features defined in the font. Dereferencing a FeatureIterator gives a feature ID of type<text:span text:style-name="T1"> featid </text:span>(a 32-bit unsigned integer).</text:p>
      <text:p text:style-name="P10">FeatureIterator<text:span text:style-name="T3"> featureWithID</text:span> (featid id)</text:p>
      <text:p text:style-name="P11">Returns an iterator indicating the feature with the given ID. If no such ID, returns an iterator equal to the end iterator returned by <text:span text:style-name="T1">getFeatures.</text:span></text:p>
      <text:p text:style-name="P10">bool<text:span text:style-name="T3"> getFeatureLabel</text:span> (FeatureIterator, lgid language, utf16 label[128])</text:p>
      <text:p text:style-name="P11">Returns a zero-terminated label for the given feature suitable for presentation in the client’s UI. The buffer is assumed to 128 characters long. Returns false and sets <text:span text:style-name="T1">label </text:span>to an empty string if there is no label associated with the given language.</text:p>
      <text:p text:style-name="P11">An<text:span text:style-name="T1"> lgid </text:span>is a 32-bit unsigned integer. Currently these language IDs correspond to the Microsoft language indicators (e.g., American English = 0409). See also <text:span text:style-name="T4">getFeatureLabelLanguages</text:span> and <text:span text:style-name="T4">FeatLabelLangIterator.</text:span></text:p>
      <text:p text:style-name="P10">FeatureSettingIterator<text:span text:style-name="T3"> getDefaultFeatureValue</text:span>(FeatureIterator)</text:p>
      <text:p text:style-name="P11">Returns an iterator indicating the default value for a given feature.</text:p>
      <text:p text:style-name="P10">Pair&lt; FeatureSettingIterator, FeatureSettingIterator &gt;<text:span text:style-name="T3"> getFeatureSettings</text:span>(FeatureIterator)</text:p>
      <text:p text:style-name="P11">Returns a pair of iterators over a sequence of defined settings for a given feature. Dereferencing a FeatureSettingIterator gives a feature value (a signed integer).</text:p>
      <text:p text:style-name="P10">bool<text:span text:style-name="T3"> getFeatureSettingLabel</text:span> (FeatureSettingIterator, lgid language, utf16 label[128])</text:p>
      <text:p text:style-name="P11">Returns a zero-terminated label for the given feature value suitable for presentation in the client’s UI. The buffer is assumed to be 128 characters long. Returns false and and sets<text:span text:style-name="T1"> label </text:span>to an empty string if there is no label associated with the given language.</text:p>
      <text:p text:style-name="P11">An<text:span text:style-name="T1"> lgid </text:span>is a 32-bit unsigned integer. Currently these language IDs correspond to the Microsoft language indicators (e.g., American English = 0409). See also <text:span text:style-name="T4">getFeatureLabelLanguages</text:span> and <text:span text:style-name="T4">FeatLabelLangIterator.</text:span></text:p>
      <text:p text:style-name="P10"><text:span text:style-name="T5">Pair&lt; FeatLabelLangIterator, FeatLabelLangIterator &gt;<text:line-break/></text:span><text:span text:style-name="T3">getFeatureLabelLanguages</text:span> ()</text:p>
      <text:p text:style-name="P11">Returns a pair of iterators indicating a sequence of all the languages for which there are <text:s/>feature labels and/or feature setting labels in the font. The values of the iterators are <text:span text:style-name="T4">lgids</text:span> (32-bit unsigned integers) which are appropriate values to pass to the <text:span text:style-name="T4">getFeatureLabel</text:span> and <text:span text:style-name="T4">getFeatureSettingLabel</text:span> methods.</text:p>
      <text:list text:style-name="RTF_5f_Num_20_4" text:continue-numbering="true">
        <text:list-item>
          <text:list text:continue-numbering="true">
            <text:list-item>
              <text:list text:continue-numbering="true">
                <text:list-item>
                  <text:list text:continue-numbering="true">
                    <text:list-item>
                      <text:h text:style-name="P13" text:outline-level="4">FeatureIterator</text:h>
                    </text:list-item>
                  </text:list>
                </text:list-item>
              </text:list>
            </text:list-item>
          </text:list>
        </text:list-item>
      </text:list>
      <text:p text:style-name="P5">The FeatureIterator implements the following operations:</text:p>
      <text:p text:style-name="P10">featid <text:span text:style-name="T3">operator*</text:span>()</text:p>
      <text:p text:style-name="P11">Dereferencing a FeatureIterator returns a feature ID of type<text:span text:style-name="T1"> featid </text:span>(a 32-bit unsigned integer). An invalid iterator returns the value kInvalid.</text:p>
      <text:p text:style-name="P10">FeatureIterator <text:span text:style-name="T3">operator++</text:span>()</text:p>
      <text:p text:style-name="P11">Increments to the next feature (post-fix operator).</text:p>
      <text:p text:style-name="P10">FeatureIterator <text:span text:style-name="T3">operator+=</text:span>(int n)</text:p>
      <text:p text:style-name="P11">Increments by the given number of features.</text:p>
      <text:p text:style-name="P10">bool <text:span text:style-name="T3">operator==</text:span>(FeatureIterator &amp; feature)</text:p>
      <text:p text:style-name="P11">Returns true if the two iterators indicate the same feature.</text:p>
      <text:p text:style-name="P10">bool <text:span text:style-name="T3">operator!=</text:span>(FeatureIterator &amp; feature)</text:p>
      <text:p text:style-name="P11">Returns true if the two iterators do not indicate the same feature.</text:p>
      <text:p text:style-name="P10">int <text:span text:style-name="T3">operator-</text:span>(FeatureIterator &amp; feature)</text:p>
      <text:p text:style-name="P11">Returns the difference between the indices of the features, that is, how many features are in between. Throws an exception if the iterators are not based on the same font.</text:p>
      <text:list text:style-name="RTF_5f_Num_20_4" text:continue-numbering="true">
        <text:list-item>
          <text:list text:continue-numbering="true">
            <text:list-item>
              <text:list text:continue-numbering="true">
                <text:list-item>
                  <text:list text:continue-numbering="true">
                    <text:list-item>
                      <text:h text:style-name="P13" text:outline-level="4">FeatureSettingIterator</text:h>
                    </text:list-item>
                  </text:list>
                </text:list-item>
              </text:list>
            </text:list-item>
          </text:list>
        </text:list-item>
      </text:list>
      <text:p text:style-name="P5">The FeatureSettingIterator implements the following operations:</text:p>
      <text:p text:style-name="P10">int <text:span text:style-name="T3">operator*</text:span>()</text:p>
      <text:p text:style-name="P11">Dereferencing a FeatureSettingIterator returns a feature value (a signed integer)..</text:p>
      <text:p text:style-name="P10">FeatureSettingIterator <text:span text:style-name="T3">operator++</text:span>()</text:p>
      <text:p text:style-name="P11">Increments to the next setting (post-fix operator).</text:p>
      <text:p text:style-name="P10">FeatureSettingIterator <text:span text:style-name="T3">operator+=</text:span>(int n)</text:p>
      <text:p text:style-name="P11">Increments by the given number of settings.</text:p>
      <text:p text:style-name="P10">bool <text:span text:style-name="T3">operator==</text:span>(FeatureSettingIterator &amp; setting)</text:p>
      <text:p text:style-name="P11">Returns true if the two iterators indicate the same feature setting.</text:p>
      <text:p text:style-name="P10">bool <text:span text:style-name="T3">operator!=</text:span>(FeatureSettingIterator &amp; setting)</text:p>
      <text:p text:style-name="P11">Returns true if the two iterators do not indicate the same feature setting.</text:p>
      <text:p text:style-name="P10">int <text:span text:style-name="T3">operator-</text:span>(FeatureSettingIterator &amp; setting)</text:p>
      <text:p text:style-name="P11">Returns the difference between the indices of the settings, that is, how many settings are in between. Throws an exception if the iterators are not based on the same font and feature.</text:p>
      <text:list text:style-name="RTF_5f_Num_20_4" text:continue-numbering="true">
        <text:list-item>
          <text:list text:continue-numbering="true">
            <text:list-item>
              <text:list text:continue-numbering="true">
                <text:list-item>
                  <text:list text:continue-numbering="true">
                    <text:list-item>
                      <text:h text:style-name="P13" text:outline-level="4">FeatLabelLangIterator</text:h>
                    </text:list-item>
                  </text:list>
                </text:list-item>
              </text:list>
            </text:list-item>
          </text:list>
        </text:list-item>
      </text:list>
      <text:p text:style-name="P5">The FeatLabelLangIterator can be used to determine a list of language identifiers for which feature labels are present in the font. The items in this list are appropriate values to pass as language values to the <text:span text:style-name="T4">getFeatureLabel</text:span> and <text:span text:style-name="T4">getFeatureSettingLabel</text:span> methods.</text:p>
      <text:p text:style-name="Paragraph">Note that these identifiers are distinct IDs from those returned by <text:span text:style-name="T4">getSupportedLanguages</text:span>. The latter involve languages that would be found in the user's data. The languages associated with feature labels are those that would be used in an application's UI.</text:p>
      <text:p text:style-name="P5">The FeatLabelLangIterator implements the following operations:</text:p>
      <text:p text:style-name="P10">int <text:span text:style-name="T3">operator*</text:span>()</text:p>
      <text:p text:style-name="P11">Dereferencing a FeatLabelLangIterator returns an <text:span text:style-name="T1">lgid</text:span> (a 32-bit unsigned integer).</text:p>
      <text:p text:style-name="P10">FeatLabelLangIterator <text:span text:style-name="T3">operator++</text:span>()</text:p>
      <text:p text:style-name="P11">Increments to the next language ID (post-fix operator).</text:p>
      <text:p text:style-name="P10">FeatLabelLangIterator <text:span text:style-name="T3">operator+=</text:span>(int n)</text:p>
      <text:p text:style-name="P11">Increments by the given number of language IDs.</text:p>
      <text:p text:style-name="P10">bool <text:span text:style-name="T3">operator==</text:span>(FeatLabelLangIterator <text:s/>&amp; setting)</text:p>
      <text:p text:style-name="P11">Returns true if the two iterators indicate the same language.</text:p>
      <text:p text:style-name="P10">bool <text:span text:style-name="T3">operator!=</text:span>(FeatLabelLangIterator <text:s/>&amp; setting)</text:p>
      <text:p text:style-name="P11">Returns true if the two iterators do not indicate the same language.</text:p>
      <text:p text:style-name="P10">int <text:span text:style-name="T3">operator-</text:span>(FeatLabelLangIterator <text:s/>&amp; setting)</text:p>
      <text:p text:style-name="P11">Returns the difference between the indices of the languages, that is, how many languages are in between. Throws an exception if the iterators are not based on the same font.</text:p>
      <text:list text:style-name="RTF_5f_Num_20_4" text:continue-numbering="true">
        <text:list-item>
          <text:list text:continue-numbering="true">
            <text:list-item>
              <text:list text:continue-numbering="true">
                <text:list-item>
                  <text:h text:style-name="P12" text:outline-level="3">Languages</text:h>
                </text:list-item>
              </text:list>
            </text:list-item>
          </text:list>
        </text:list-item>
      </text:list>
      <text:p text:style-name="P10">pair&lt; LanguageIterator, LanguageIterator &gt;<text:span text:style-name="T3"> getSupportedLanguages</text:span>()</text:p>
      <text:p text:style-name="P11">Returns a pair of iterators over a sequence of languages present in the font for which features are defined. Dereferencing a LanguageIterator gives a language code of type<text:span text:style-name="T1"> isocode </text:span>(a 4-character array).</text:p>
      <text:p text:style-name="P11">Note that these are distinct IDs from those associated with the feature label strings. The latter involve languages that would be used, for instance, in an application's UI; this method returns languages associated with the user's data.</text:p>
      <text:list text:style-name="RTF_5f_Num_20_4" text:continue-numbering="true">
        <text:list-item>
          <text:list text:continue-numbering="true">
            <text:list-item>
              <text:list text:continue-numbering="true">
                <text:list-item>
                  <text:list text:continue-numbering="true">
                    <text:list-item>
                      <text:h text:style-name="P13" text:outline-level="4">LanguageIterator</text:h>
                    </text:list-item>
                  </text:list>
                </text:list-item>
              </text:list>
            </text:list-item>
          </text:list>
        </text:list-item>
      </text:list>
      <text:p text:style-name="P5">The LanguageIterator implements the following operations:</text:p>
      <text:p text:style-name="P10">isocode <text:span text:style-name="T3">operator*</text:span>()</text:p>
      <text:p text:style-name="P11">Dereferencing a LanguageIterator returns a language code of type<text:span text:style-name="T1"> isocode </text:span>(a 4-character array). An invalid iterator returns the value “???”.</text:p>
      <text:p text:style-name="P10">LanguageIterator <text:span text:style-name="T3">operator++</text:span>()</text:p>
      <text:p text:style-name="P11">Increments to the next language (post-fix operator).</text:p>
      <text:p text:style-name="P10">LanguageIterator <text:span text:style-name="T3">operator+=</text:span>(int n)</text:p>
      <text:p text:style-name="P11">Increments by the given number of languages.</text:p>
      <text:p text:style-name="P10">bool <text:span text:style-name="T3">operator==</text:span>(LanguageIterator &amp; langit)</text:p>
      <text:p text:style-name="P11">Returns true if the two iterators indicate the same language.</text:p>
      <text:p text:style-name="P10">bool <text:span text:style-name="T3">operator!=</text:span>(LanguageIterator &amp; langit)</text:p>
      <text:p text:style-name="P11">Returns true if the two iterators do not indicate the same language ID.</text:p>
      <text:p text:style-name="P10">int <text:span text:style-name="T3">operator-</text:span>(LanguageIterator &amp; langit)</text:p>
      <text:p text:style-name="P11">Returns the difference between the indices of the languages, that is, how many language codes are in between.</text:p>
      <text:list text:style-name="RTF_5f_Num_20_4" text:continue-numbering="true">
        <text:list-item>
          <text:list text:continue-numbering="true">
            <text:list-item>
              <text:list text:continue-numbering="true">
                <text:list-item>
                  <text:h text:style-name="P12" text:outline-level="3">Optimization</text:h>
                </text:list-item>
              </text:list>
            </text:list-item>
          </text:list>
        </text:list-item>
      </text:list>
      <text:p text:style-name="P5">The Graphite engine caches the loaded font tables, unloading a font’s cache when the font is no longer in use. If a client expects its Font objects to be fairly ephemeral, it can adjust the font flush mode so that tables are retained even when not in use. This avoids excessive reloading of tables.</text:p>
      <text:p text:style-name="P5">Note that setting the flush mode to kflushOff without eventually resetting it to kflushAuto will result in memory leaks.</text:p>
      <text:p text:style-name="P10">static void <text:span text:style-name="T3">SetFlushMode</text:span>(int flush)</text:p>
      <text:p text:style-name="P11">Setting to kflushOff has the effect of ensuring that Graphite’s internal font cache remains in place until reset to kflushAuto, even if all the Font objects created by the client have been deleted. Possible values are:</text:p>
      <text:list text:style-name="RTF_5f_Num_20_5">
        <text:list-item text:start-value="1">
          <text:p text:style-name="P15">kflushAuto—font caches will be automatically deleted when the font is no longer in use (default).</text:p>
        </text:list-item>
        <text:list-item>
          <text:p text:style-name="P15">kflushOff—font caches will be retained.</text:p>
        </text:list-item>
      </text:list>
      <text:p text:style-name="P10">static int <text:span text:style-name="T3">GetFlushMode</text:span>()</text:p>
      <text:p text:style-name="P11">Returns the flush mode currently in effect.</text:p>
      <text:list text:style-name="RTF_5f_Num_20_4" text:continue-numbering="true">
        <text:list-item>
          <text:p text:style-name="P6">GraphiteProcess Methods</text:p>
        </text:list-item>
      </text:list>
      <text:p text:style-name="P5">The purpose of these methods is to allow the client’s justification module to interact with the Graphite engine while it is in progress. The Justifier object calls the <text:span text:style-name="T1">getGlyphAttribute</text:span> method to read the values of the various justification-related attributes (<text:span text:style-name="T1">stretch</text:span>, <text:span text:style-name="T1">shrink</text:span>, <text:span text:style-name="T1">step</text:span>, and <text:span text:style-name="T1">weight</text:span>). It then calculates the desired adjustment for each glyph, and calls <text:span text:style-name="T1">setGlyphAttribute</text:span> to set the <text:span text:style-name="T1">justify.width</text:span> method to indicate how much the width of each glyph should be adjusted. It may also use <text:span text:style-name="T1">setGlyphAttribute</text:span> to adjust the values of the other attributes in order to account for the stretching or shrinking that was done, which may in turn affect rules at a further level of justification.</text:p>
      <text:p text:style-name="P5">Note that these are not methods of a font, but relate to the actual state of the Graphite engine as it is running.</text:p>
      <text:p text:style-name="P5">There are two versions of each method, one that handles a floating point value and one that handles an integer value. The integer versions are useful for attributes whose values are naturally integers, such as <text:span text:style-name="T1">justify.weight</text:span> and <text:span text:style-name="T1">breakweight</text:span>, and also for applications that need to perform justification in terms of integer arithmetic. The floating point versions are useful for applications that can do justification in terms of floating point values; these methods handle attributes whose values are logical coordinates: <text:span text:style-name="T1">justify.stretch</text:span>, <text:span text:style-name="T1">justify.shrink</text:span>, <text:span text:style-name="T1">justify.step</text:span> and <text:span text:style-name="T1">justify.width</text:span>.</text:p>
      <text:p text:style-name="P5">Each method includes an argument indicating the attribute being read or written. The following values are available:</text:p>
      <text:list text:style-name="RTF_5f_Num_20_5">
        <text:list-item text:start-value="1">
          <text:p text:style-name="P8">kjatStretch – <text:span text:style-name="T1">justify.stretch</text:span>, the amount by which the glyph can be stretched.</text:p>
        </text:list-item>
        <text:list-item>
          <text:p text:style-name="P8">kjatShrink – <text:span text:style-name="T1">justify.shrink</text:span>, the amount by which the glyph can be shrunk.</text:p>
        </text:list-item>
        <text:list-item>
          <text:p text:style-name="P8">kjatStep – <text:span text:style-name="T1">justify.step</text:span>, the number of units of which the stretch must be a multiple, e.g., the width of a kashida.</text:p>
        </text:list-item>
        <text:list-item>
          <text:p text:style-name="P8">kjatWeight – <text:span text:style-name="T1">justify.weight</text:span>, the relative priority of adjusting this glyph compared to others. A glyph with weight 2 will be stretched twice as far as a glyph with weight 1.</text:p>
        </text:list-item>
        <text:list-item>
          <text:p text:style-name="P8">kjatBreak – <text:span text:style-name="T1">breakweight</text:span>. Read-only.</text:p>
        </text:list-item>
        <text:list-item>
          <text:p text:style-name="P8">kjatWidth – <text:span text:style-name="T1">justify.width</text:span>, the width by which the glyph should be adjusted. To shrink, it will be a negative number. Write-only.</text:p>
        </text:list-item>
        <text:list-item>
          <text:p text:style-name="P8">kjatStretchInSteps – the number of steps needed to handle the <text:span text:style-name="T1">justify.stretch</text:span> value (rounded down). For instance, if <text:span text:style-name="T1">justify.stretch</text:span> = 13 and <text:span text:style-name="T1">justify.step</text:span> = 3, this “attribute” will return 4. Read-only.</text:p>
        </text:list-item>
        <text:list-item>
          <text:p text:style-name="P8">kjatWidthInSteps – specifies <text:span text:style-name="T1">justify.width</text:span> in terms of the number of steps needed. For instance, if <text:span text:style-name="T1">justify.step</text:span> = 5, setting this “attribute” to 3 will set <text:span text:style-name="T1">justify.width</text:span> to 15. Write-only.</text:p>
        </text:list-item>
      </text:list>
      <text:p text:style-name="P9">The purpose of the<text:span text:style-name="T1"> kjatStretchInSteps </text:span>and<text:span text:style-name="T1"> kjatWidthInSteps </text:span>items are to avoid introducing rounding errors into the justification process as a result of converting between coordinate systems. The engine process works in font em-units, but the justifier object is working in device (logical) units. To be perfectly accurate, justification must be done strictly in terms of device units, that is, the number of pixels in the device. These two special “attributes” allow the engine to operate cleanly in terms of the device coordinate system, while still actually performing the calculations using font em-units.</text:p>
      <text:p text:style-name="P5">The best way to understand GraphiteProcess and its interactions with the justification process is to look at the implementation of the GrJustifier class, the stock implementation of the IGrJustifier interface.</text:p>
      <text:p text:style-name="P10">GrResult<text:span text:style-name="T3"> getGlyphAttribute</text:span>(unsigned int glyphIndex, unsigned int attributeID,<text:line-break/>unsigned int justificationLevel, float * pValue)</text:p>
      <text:p text:style-name="P10">GrResult<text:span text:style-name="T3"> getGlyphAttribute</text:span>(unsigned int glyphIndex, unsigned int attributeID,<text:line-break/>unsigned int justificationLevel, int * pValue)</text:p>
      <text:p text:style-name="P11">Returns the value of the given attribute (e.g., <text:span text:style-name="T1">justify.stretch/shrink/weight</text:span>, etc.) for the given glyph. Returns kresInvalidArg if the attribute ID is invalid or inappropriate; kresFail if the engine is not in an appopriate state to return the information.</text:p>
      <text:p text:style-name="P10">GrResult<text:span text:style-name="T3"> setGlyphAttribute</text:span>(unsigned int glyphIndex, unsigned int attributeID,<text:line-break/>unsigned int justificationLevel, float value)</text:p>
      <text:p text:style-name="P10">GrResult<text:span text:style-name="T3"> setGlyphAttribute</text:span>(unsigned int glyphIndex, unsigned int attributeID,<text:line-break/>unsigned int justificationLevel, int value)</text:p>
      <text:p text:style-name="P11">Sets the value of the given attribute (e.g., <text:span text:style-name="T1">justify.stretch/shrink/weight</text:span>, etc.) for the given glyph. Returns kresInvalidArg if the attribute ID is invalid or inappropriate; kresFail if the engine is not in an appopriate state to set the attribute.</text:p>
      <text:list text:style-name="RTF_5f_Num_20_4" text:continue-numbering="true">
        <text:list-item>
          <text:p text:style-name="P16">Version History</text:p>
        </text:list-item>
      </text:list>
      <text:p text:style-name="P17">1.1—31-Jan-2006: added getSupportedLanguages and LanguageIterator</text:p>
      <text:p text:style-name="P17">1.2—Dec -2006: added const to getTable(…); Mar-2007: added explantion of tableID argument in getTable(); clarified the lgid type; April-2007: added getFontFeatureLabels and FeatLabelLangIterator.</text:p>
      <text:list text:style-name="RTF_5f_Num_20_4" text:continue-numbering="true">
        <text:list-item>
          <text:p text:style-name="P16">File Name</text:p>
        </text:list-item>
      </text:list>
      <text:p text:style-name="P18">V2 Engine Interface.od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0pt" fo:language="en" fo:country="US" style:font-size-asian="10pt" style:language-asian="en" style:country-asian="US"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List" style:family="paragraph" style:parent-style-name="Text_20_body" style:class="list">
      <style:text-properties style:font-name="Times New Roman1" style:font-name-complex="Tahoma"/>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Times New Roman1" style:font-name-complex="Tahoma"/>
    </style:style>
    <style:style style:name="Title" style:family="paragraph" style:parent-style-name="Standard" style:next-style-name="Subtitle" style:class="chapter" style:default-outline-level="1">
      <style:paragraph-properties fo:margin-top="0.1665in" fo:margin-bottom="0.25in"/>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default-outline-level="2">
      <style:paragraph-properties fo:margin-top="0in" fo:margin-bottom="0.0417in"/>
      <style:text-properties fo:font-size="11pt" fo:font-style="italic" style:font-size-asian="11pt" style:font-style-asian="italic" style:font-size-complex="11pt" style:font-style-complex="italic"/>
    </style:style>
    <style:style style:name="heading_20_1" style:display-name="heading 1" style:family="paragraph" style:parent-style-name="Standard" style:next-style-name="Paragraph">
      <style:paragraph-properties fo:margin-left="0.3in" fo:margin-right="0in" fo:margin-top="0.4165in" fo:margin-bottom="0in" fo:text-indent="-0.3in" style:auto-text-indent="false" fo:keep-with-next="always">
        <style:tab-stops>
          <style:tab-stop style:position="0in"/>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aragraph" style:family="paragraph" style:parent-style-name="Body_20_Text">
      <style:paragraph-properties fo:margin-left="0in" fo:margin-right="0in" fo:margin-top="0.0835in" fo:margin-bottom="0in" fo:text-indent="0.5in" style:auto-text-indent="false"/>
      <style:text-properties fo:font-size="11pt" style:font-size-asian="11pt" style:font-size-complex="11pt"/>
    </style:style>
    <style:style style:name="Body_20_Text" style:display-name="Body Text" style:family="paragraph" style:parent-style-name="Standard">
      <style:paragraph-properties fo:margin-top="0in" fo:margin-bottom="0.0835in"/>
    </style:style>
    <style:style style:name="heading_20_2" style:display-name="heading 2" style:family="paragraph" style:parent-style-name="Standard" style:next-style-name="Paragraph">
      <style:paragraph-properties fo:margin-left="0.4in" fo:margin-right="0in" fo:margin-top="0.3335in" fo:margin-bottom="0in" fo:text-indent="-0.4in" style:auto-text-indent="false" fo:keep-with-next="always">
        <style:tab-stops>
          <style:tab-stop style:position="0in"/>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next-style-name="Paragraph" style:default-outline-level="3">
      <style:paragraph-properties fo:margin-left="0.5in" fo:margin-right="0in" fo:margin-top="0.25in" fo:margin-bottom="0in" fo:text-indent="-0.5in" style:auto-text-indent="false">
        <style:tab-stops>
          <style:tab-stop style:position="0in"/>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4" style:display-name="heading 4" style:family="paragraph" style:parent-style-name="Standard" style:default-outline-level="4">
      <style:paragraph-properties fo:margin-left="0.6in" fo:margin-right="0in" fo:margin-top="0.25in" fo:margin-bottom="0in" fo:text-indent="-0.6in" style:auto-text-indent="false">
        <style:tab-stops>
          <style:tab-stop style:position="0in"/>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5" style:display-name="heading 5" style:family="paragraph" style:parent-style-name="Standard" style:next-style-name="Standard" style:default-outline-level="5">
      <style:paragraph-properties fo:margin-left="0.7in" fo:margin-right="0in" fo:margin-top="0.0835in" fo:margin-bottom="0in" fo:text-indent="-0.7in" style:auto-text-indent="false">
        <style:tab-stops>
          <style:tab-stop style:position="0in"/>
          <style:tab-stop style:position="0.3in"/>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paragraph-properties fo:margin-top="0.1665in" fo:margin-bottom="0.0417in"/>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top="0.1665in" fo:margin-bottom="0.0417in"/>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top="0.1665in" fo:margin-bottom="0.0417in"/>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Body_20_Text_20_2" style:display-name="Body Text 2" style:family="paragraph" style:parent-style-name="Standard">
      <style:paragraph-properties fo:margin-left="0in" fo:margin-right="0in" fo:text-indent="0.5in" style:auto-text-indent="false"/>
      <style:text-properties style:font-name="Courier New" style:font-name-asian="Courier New" style:font-name-complex="Courier New"/>
    </style:style>
    <style:style style:name="Body_20_Text_20_First_20_Indent" style:display-name="Body Text First Indent" style:family="paragraph" style:parent-style-name="Body_20_Text">
      <style:paragraph-properties fo:margin-left="0in" fo:margin-right="0in" fo:text-indent="0.1457in" style:auto-text-indent="false"/>
    </style:style>
    <style:style style:name="index_20_1" style:display-name="index 1" style:family="paragraph" style:parent-style-name="Standard" style:next-style-name="Standard">
      <style:paragraph-properties fo:margin-left="0.139in" fo:margin-right="0in" fo:text-indent="-0.139in" style:auto-text-indent="false">
        <style:tab-stops/>
      </style:paragraph-properties>
    </style:style>
    <style:style style:name="ParaContd" style:family="paragraph" style:parent-style-name="Paragraph" style:next-style-name="Paragraph">
      <style:paragraph-properties fo:margin-left="0in" fo:margin-right="0in" fo:text-indent="0in" style:auto-text-indent="false"/>
    </style:style>
    <style:style style:name="Body_20_Text_20_Indent_20_2" style:display-name="Body Text Indent 2" style:family="paragraph" style:parent-style-name="Standard">
      <style:paragraph-properties fo:margin-left="0.25in" fo:margin-right="0in" fo:text-indent="0in" style:auto-text-indent="false"/>
    </style:style>
    <style:style style:name="StepWNumber" style:family="paragraph" style:parent-style-name="heading_20_2" style:next-style-name="Paragraph">
      <style:paragraph-properties fo:margin-top="0.1252in" fo:margin-bottom="0.0417in"/>
      <style:text-properties fo:font-size="12pt" fo:font-weight="normal" style:font-size-asian="12pt" style:font-weight-asian="normal" style:font-size-complex="12pt" style:font-weight-complex="normal"/>
    </style:style>
    <style:style style:name="CCode" style:family="paragraph" style:parent-style-name="Paragraph">
      <style:paragraph-properties fo:margin-left="0.3in" fo:margin-right="0in" fo:margin-top="0in" fo:margin-bottom="0in" fo:text-indent="0in" style:auto-text-indent="false">
        <style:tab-stops>
          <style:tab-stop style:position="0.3in"/>
          <style:tab-stop style:position="0.9in"/>
          <style:tab-stop style:position="1.5in"/>
          <style:tab-stop style:position="2.1in"/>
          <style:tab-stop style:position="2.7in"/>
          <style:tab-stop style:position="3.3in"/>
        </style:tab-stops>
      </style:paragraph-properties>
      <style:text-properties style:font-name="Courier New" fo:font-size="10pt" style:font-name-asian="Courier New" style:font-size-asian="10pt" style:font-name-complex="Courier New" style:font-size-complex="10pt"/>
    </style:style>
    <style:style style:name="ParaIndent" style:family="paragraph" style:parent-style-name="Paragraph">
      <style:paragraph-properties fo:margin-left="0.5in" fo:margin-right="0in" fo:text-indent="0in" style:auto-text-indent="false"/>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HTML_20_Body" style:display-name="HTML Body" style:family="paragraph">
      <style:paragraph-properties fo:margin-left="0in" fo:margin-right="0in" fo:text-align="start" style:justify-single-word="false" fo:text-indent="0in" style:auto-text-indent="false" style:text-autospace="ideograph-alpha" style:vertical-align="auto"/>
      <style:text-properties style:font-name="Courier New" fo:font-size="9pt" fo:language="en" fo:country="US" style:font-name-asian="Courier New" style:font-size-asian="9pt" style:language-asian="en" style:country-asian="US" style:font-name-complex="Courier New" style:font-size-complex="9pt" style:language-complex="ar" style:country-complex="SA"/>
    </style:style>
    <style:style style:name="ParaLabeled" style:family="paragraph" style:parent-style-name="Paragraph" style:next-style-name="Paragraph">
      <style:paragraph-properties fo:margin-left="0in" fo:margin-right="0in" fo:text-indent="0in" style:auto-text-indent="false"/>
    </style:style>
    <style:style style:name="Comment" style:family="paragraph" style:parent-style-name="Paragraph">
      <style:paragraph-properties fo:margin-left="1in" fo:margin-right="0in" fo:text-indent="0in" style:auto-text-indent="false"/>
      <style:text-properties fo:font-size="10pt" style:font-size-asian="10pt" style:font-size-complex="10pt"/>
    </style:style>
    <style:style style:name="List_20_Bullet" style:display-name="List Bullet" style:family="paragraph" style:parent-style-name="Standard">
      <style:paragraph-properties fo:margin-left="0.5in" fo:margin-right="0in" fo:text-indent="-0.25in" style:auto-text-indent="false">
        <style:tab-stops>
          <style:tab-stop style:position="0in"/>
        </style:tab-stops>
      </style:paragraph-properties>
      <style:text-properties fo:font-size="11pt" style:font-size-asian="11pt" style:font-size-complex="11pt"/>
    </style:style>
    <style:style style:name="Style1" style:family="paragraph" style:parent-style-name="Standard"/>
    <style:style style:name="VersionNumber" style:family="paragraph" style:parent-style-name="Standard">
      <style:paragraph-properties fo:margin-left="0.5in" fo:margin-right="0in" fo:text-indent="-0.5in" style:auto-text-indent="false">
        <style:tab-stops>
          <style:tab-stop style:position="0in"/>
        </style:tab-stops>
      </style:paragraph-properties>
    </style:style>
    <style:style style:name="FunctionHdr" style:family="paragraph" style:parent-style-name="Standard" style:next-style-name="ParaIndent">
      <style:paragraph-properties fo:margin-left="0.5in" fo:margin-right="0in" fo:margin-top="0.1665in" fo:margin-bottom="0in" fo:keep-together="always" fo:text-indent="-0.5in" style:auto-text-indent="false">
        <style:tab-stops>
          <style:tab-stop style:position="0in"/>
          <style:tab-stop style:position="1.3126in"/>
          <style:tab-stop style:position="3in"/>
        </style:tab-stops>
      </style:paragraph-properties>
      <style:text-properties fo:font-size="12pt" fo:font-weight="bold" style:font-size-asian="12pt" style:font-weight-asian="bold" style:font-size-complex="12pt" style:font-weight-complex="bold"/>
    </style:style>
    <style:style style:name="StructField" style:family="paragraph" style:parent-style-name="FunctionHdr">
      <style:paragraph-properties fo:margin-left="1in" fo:margin-right="0in" fo:text-indent="-1in" style:auto-text-indent="false">
        <style:tab-stops/>
      </style:paragraph-properties>
    </style:style>
    <style:style style:name="List_20_Bullet_20_Indent" style:display-name="List Bullet Indent" style:family="paragraph" style:parent-style-name="List_20_Bullet">
      <style:paragraph-properties fo:margin-left="0.9165in" fo:margin-right="0in" fo:text-indent="-0.3in" style:auto-text-indent="false">
        <style:tab-stops>
          <style:tab-stop style:position="0in"/>
        </style:tab-stops>
      </style:paragraph-properties>
    </style:style>
    <style:style style:name="List_20_Bullet_20_2" style:display-name="List Bullet 2" style:family="paragraph" style:parent-style-name="Standard">
      <style:paragraph-properties fo:margin-left="0.5in" fo:margin-right="0in" fo:text-indent="-0.25in" style:auto-text-indent="false">
        <style:tab-stops>
          <style:tab-stop style:position="0in"/>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fo:font-style="normal" fo:font-weight="bold" style:font-style-asian="normal" style:font-weight-asian="bold" style:font-name-complex="Times New Roman" style:font-style-complex="normal" style:font-weight-complex="bold"/>
    </style:style>
    <style:style style:name="RTF_5f_Num_20_4_20_2" style:display-name="RTF_Num 4 2" style:family="text">
      <style:text-properties fo:font-style="normal" fo:font-weight="bold" style:font-style-asian="normal" style:font-weight-asian="bold" style:font-name-complex="Times New Roman" style:font-style-complex="normal" style:font-weight-complex="bold"/>
    </style:style>
    <style:style style:name="RTF_5f_Num_20_4_20_3" style:display-name="RTF_Num 4 3" style:family="text">
      <style:text-properties fo:font-style="normal" fo:font-weight="bold" style:font-style-asian="normal" style:font-weight-asian="bold" style:font-name-complex="Times New Roman" style:font-style-complex="normal" style:font-weight-complex="bold"/>
    </style:style>
    <style:style style:name="RTF_5f_Num_20_4_20_4" style:display-name="RTF_Num 4 4" style:family="text">
      <style:text-properties fo:font-style="normal" fo:font-weight="bold" style:font-style-asian="normal" style:font-weight-asian="bold" style:font-name-complex="Times New Roman" style:font-style-complex="normal" style:font-weight-complex="bold"/>
    </style:style>
    <style:style style:name="RTF_5f_Num_20_4_20_5" style:display-name="RTF_Num 4 5" style:family="text">
      <style:text-properties fo:font-style="normal" fo:font-weight="bold" style:font-style-asian="normal" style:font-weight-asian="bold" style:font-name-complex="Times New Roman" style:font-style-complex="normal" style:font-weight-complex="bold"/>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1" style:num-suffix="." text:bullet-char="">
        <style:list-level-properties text:space-before="0.75in" text:min-label-width="0.25in"/>
        <style:text-properties style:font-name="Symbol"/>
      </text:list-level-style-bullet>
      <text:list-level-style-bullet text:level="3" text:style-name="RTF_5f_Num_20_2_20_1" style:num-suffix="." text:bullet-char="">
        <style:list-level-properties text:space-before="1.25in" text:min-label-width="0.25in"/>
        <style:text-properties style:font-name="Symbol"/>
      </text:list-level-style-bullet>
      <text:list-level-style-bullet text:level="4" text:style-name="RTF_5f_Num_20_2_20_1" style:num-suffix="." text:bullet-char="">
        <style:list-level-properties text:space-before="1.75in" text:min-label-width="0.25in"/>
        <style:text-properties style:font-name="Symbol"/>
      </text:list-level-style-bullet>
      <text:list-level-style-bullet text:level="5" text:style-name="RTF_5f_Num_20_2_20_1" style:num-suffix="." text:bullet-char="">
        <style:list-level-properties text:space-before="2.25in" text:min-label-width="0.25in"/>
        <style:text-properties style:font-name="Symbol"/>
      </text:list-level-style-bullet>
      <text:list-level-style-bullet text:level="6" text:style-name="RTF_5f_Num_20_2_20_1" style:num-suffix="." text:bullet-char="">
        <style:list-level-properties text:space-before="2.75in" text:min-label-width="0.25in"/>
        <style:text-properties style:font-name="Symbol"/>
      </text:list-level-style-bullet>
      <text:list-level-style-bullet text:level="7" text:style-name="RTF_5f_Num_20_2_20_1" style:num-suffix="." text:bullet-char="">
        <style:list-level-properties text:space-before="3.25in" text:min-label-width="0.25in"/>
        <style:text-properties style:font-name="Symbol"/>
      </text:list-level-style-bullet>
      <text:list-level-style-bullet text:level="8" text:style-name="RTF_5f_Num_20_2_20_1" style:num-suffix="." text:bullet-char="">
        <style:list-level-properties text:space-before="3.75in" text:min-label-width="0.25in"/>
        <style:text-properties style:font-name="Symbol"/>
      </text:list-level-style-bullet>
      <text:list-level-style-bullet text:level="9" text:style-name="RTF_5f_Num_20_2_20_1" style:num-suffix="." text:bullet-char="">
        <style:list-level-properties text:space-before="4.25in" text:min-label-width="0.25in"/>
        <style:text-properties style:font-name="Symbol"/>
      </text:list-level-style-bullet>
      <text:list-level-style-bullet text:level="10" text:style-name="RTF_5f_Num_20_2_20_1" style:num-suffix="." text:bullet-char="">
        <style:list-level-properties text:space-before="4.75in" text:min-label-width="0.25in"/>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space-before="0.6665in" text:min-label-width="0.25in"/>
        <style:text-properties style:font-name="Symbol"/>
      </text:list-level-style-bullet>
      <text:list-level-style-bullet text:level="2" text:style-name="RTF_5f_Num_20_3_20_1" style:num-suffix="." text:bullet-char="">
        <style:list-level-properties text:space-before="1.5835in" text:min-label-width="0.25in"/>
        <style:text-properties style:font-name="Symbol"/>
      </text:list-level-style-bullet>
      <text:list-level-style-bullet text:level="3" text:style-name="RTF_5f_Num_20_3_20_1" style:num-suffix="." text:bullet-char="">
        <style:list-level-properties text:space-before="2.5in" text:min-label-width="0.25in"/>
        <style:text-properties style:font-name="Symbol"/>
      </text:list-level-style-bullet>
      <text:list-level-style-bullet text:level="4" text:style-name="RTF_5f_Num_20_3_20_1" style:num-suffix="." text:bullet-char="">
        <style:list-level-properties text:space-before="3.4165in" text:min-label-width="0.25in"/>
        <style:text-properties style:font-name="Symbol"/>
      </text:list-level-style-bullet>
      <text:list-level-style-bullet text:level="5" text:style-name="RTF_5f_Num_20_3_20_1" style:num-suffix="." text:bullet-char="">
        <style:list-level-properties text:space-before="4.3335in" text:min-label-width="0.25in"/>
        <style:text-properties style:font-name="Symbol"/>
      </text:list-level-style-bullet>
      <text:list-level-style-bullet text:level="6" text:style-name="RTF_5f_Num_20_3_20_1" style:num-suffix="." text:bullet-char="">
        <style:list-level-properties text:space-before="5.25in" text:min-label-width="0.25in"/>
        <style:text-properties style:font-name="Symbol"/>
      </text:list-level-style-bullet>
      <text:list-level-style-bullet text:level="7" text:style-name="RTF_5f_Num_20_3_20_1" style:num-suffix="." text:bullet-char="">
        <style:list-level-properties text:space-before="6.1665in" text:min-label-width="0.25in"/>
        <style:text-properties style:font-name="Symbol"/>
      </text:list-level-style-bullet>
      <text:list-level-style-bullet text:level="8" text:style-name="RTF_5f_Num_20_3_20_1" style:num-suffix="." text:bullet-char="">
        <style:list-level-properties text:space-before="7.0835in" text:min-label-width="0.25in"/>
        <style:text-properties style:font-name="Symbol"/>
      </text:list-level-style-bullet>
      <text:list-level-style-bullet text:level="9" text:style-name="RTF_5f_Num_20_3_20_1" style:num-suffix="." text:bullet-char="">
        <style:list-level-properties text:space-before="8in" text:min-label-width="0.25in"/>
        <style:text-properties style:font-name="Symbol"/>
      </text:list-level-style-bullet>
      <text:list-level-style-bullet text:level="10" text:style-name="RTF_5f_Num_20_3_20_1" style:num-suffix="." text:bullet-char="">
        <style:list-level-properties text:space-before="8.9165in" text:min-label-width="0.25in"/>
        <style:text-properties style:font-name="Symbol"/>
      </text:list-level-style-bullet>
    </text:list-style>
    <text:list-style style:name="RTF_5f_Num_20_4" style:display-name="RTF_Num 4">
      <text:list-level-style-number text:level="1" text:style-name="RTF_5f_Num_20_4_20_1" style:num-format="1">
        <style:list-level-properties text:min-label-width="0.3in"/>
      </text:list-level-style-number>
      <text:list-level-style-number text:level="2" text:style-name="RTF_5f_Num_20_4_20_2" style:num-format="1" text:display-levels="2">
        <style:list-level-properties text:min-label-width="0.4in"/>
      </text:list-level-style-number>
      <text:list-level-style-number text:level="3" text:style-name="RTF_5f_Num_20_4_20_3" style:num-format="1" text:display-levels="3">
        <style:list-level-properties text:min-label-width="0.5in"/>
      </text:list-level-style-number>
      <text:list-level-style-number text:level="4" text:style-name="RTF_5f_Num_20_4_20_4" style:num-format="1" text:display-levels="4">
        <style:list-level-properties text:min-label-width="0.6in"/>
      </text:list-level-style-number>
      <text:list-level-style-number text:level="5" text:style-name="RTF_5f_Num_20_4_20_5" style:num-format="1" text:display-levels="5">
        <style:list-level-properties text:min-label-width="0.7in"/>
      </text:list-level-style-number>
      <text:list-level-style-number text:level="6" text:style-name="RTF_5f_Num_20_4_20_6" style:num-format="1" text:display-levels="6">
        <style:list-level-properties text:min-label-width="0.8in"/>
      </text:list-level-style-number>
      <text:list-level-style-number text:level="7" text:style-name="RTF_5f_Num_20_4_20_7" style:num-format="1" text:display-levels="7">
        <style:list-level-properties text:min-label-width="0.9in"/>
      </text:list-level-style-number>
      <text:list-level-style-number text:level="8" text:style-name="RTF_5f_Num_20_4_20_8" style:num-format="1" text:display-levels="8">
        <style:list-level-properties text:min-label-width="1in"/>
      </text:list-level-style-number>
      <text:list-level-style-number text:level="9" text:style-name="RTF_5f_Num_20_4_20_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o">
        <style:list-level-properties text:space-before="0.75in" text:min-label-width="0.25in"/>
        <style:text-properties style:font-name="Courier New"/>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writing-mode="lr-tb"/>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page-layout style:name="pm1">
      <style:page-layout-properties fo:page-width="8.5in" fo:page-height="11in" style:num-format="1" style:print-orientation="portrait" fo:margin-top="1in" fo:margin-bottom="0.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in" style:dynamic-spacing="true"/>
      </style:footer-style>
    </style:page-layout>
    <number:date-style style:name="N106">
      <number:day number:style="long"/>
      <number:text>-</number:text>
      <number:month number:textual="true"/>
      <number:text>-</number:text>
      <number:year number:style="long"/>
    </number:date-style>
  </office:automatic-styles>
  <office:master-styles>
    <style:master-page style:name="Standard" style:page-layout-name="pm1">
      <style:footer>
        <text:user-field-decls>
          <text:user-field-decl office:value-type="string" office:string-value="Sharon Correll" text:name="AUTHOR"/>
          <text:user-field-decl office:value-type="string" office:string-value="Graphite API Version 2" text:name="TITLE"/>
        </text:user-field-decls>
        <text:p text:style-name="P1"><text:span text:style-name="T1"><text:user-field-get text:name="TITLE">Graphite API Version 2</text:user-field-get></text:span>, Page <text:page-number style:num-format="1" text:select-page="current">11</text:page-number> of <text:page-count style:num-format="1">11</text:page-count></text:p>
        <text:p text:style-name="P1"><text:span text:style-name="T2"><text:user-field-get text:name="AUTHOR">Sharon Correll</text:user-field-get></text:span><text:span text:style-name="T2">, </text:span><text:span text:style-name="T2"><text:date style:data-style-name="N106" text:date-value="2007-04-10T10:09:20.59">10-Apr-200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Graphite.OpenOffice.org/2.0$Win32 OpenOffice.org_project/680m5$Build-9011</meta:generator>
    <meta:creation-date>2007-03-30T08:56:40</meta:creation-date>
    <dc:date>2007-04-10T10:09:20</dc:date>
    <dc:language>en-US</dc:language>
    <meta:editing-cycles>11</meta:editing-cycles>
    <meta:editing-duration>PT1H39M36S</meta:editing-duration>
    <meta:user-defined meta:name="Info 1"/>
    <meta:user-defined meta:name="Info 2"/>
    <meta:user-defined meta:name="Info 3"/>
    <meta:user-defined meta:name="Info 4"/>
    <meta:document-statistic meta:table-count="0" meta:image-count="0" meta:object-count="0" meta:page-count="11" meta:paragraph-count="222" meta:word-count="3450" meta:character-count="22777"/>
  </office:meta>
</office:document-meta>
</file>